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61">T</text:span><text:span text:style-name="_31_381">h</text:span><text:span text:style-name="_32_317">e</text:span><text:span text:style-name="_33_"> </text:span><text:span text:style-name="_31_249">M</text:span><text:span text:style-name="_32_425">c</text:span><text:span text:style-name="_32_29">W</text:span><text:span text:style-name="_31_789">i</text:span><text:span text:style-name="_32_317">l</text:span><text:span text:style-name="_38_89">l</text:span><text:span text:style-name="_31_789">i</text:span><text:span text:style-name="_32_029">a</text:span><text:span text:style-name="_36_01">m</text:span><text:span text:style-name="_31_525">s</text:span><text:span text:style-name="_32_653">e</text:span><text:span text:style-name="_34_21">s</text:span><text:span text:style-name="_39_03"> </text:span><text:span text:style-name="_32_581">A</text:span><text:span text:style-name="_34_09">n</text:span><text:span text:style-name="_31_717">d</text:span><text:span text:style-name="_31_802"> </text:span><text:span text:style-name="_34_21">T</text:span><text:span text:style-name="_31_669">h</text:span><text:span text:style-name="_32_137">e</text:span><text:span text:style-name="_32_"> </text:span><text:span text:style-name="_31_597">B</text:span><text:span text:style-name="_32_473">u</text:span><text:span text:style-name="_33_13">r</text:span><text:span text:style-name="_31_525">g</text:span><text:span text:style-name="_32_293">l</text:span><text:span text:style-name="_34_57">a</text:span><text:span text:style-name="_31_141">r</text:span><text:span text:style-name="_31_802"> </text:span><text:span text:style-name="_35_17">A</text:span><text:span text:style-name="_31_357">l</text:span><text:span text:style-name="_32_293">a</text:span><text:span text:style-name="_36_37">r</text:span><text:span text:style-name="_31_669">m</text:span></text:p>
      <text:p text:style-name="P1"><text:span text:style-name="_34_09">b</text:span><text:span text:style-name="_31_705">y</text:span><text:span text:style-name="_31_802"> </text:span><text:span text:style-name="_35_29">M</text:span><text:span text:style-name="_31_573">a</text:span><text:span text:style-name="_32_281">r</text:span><text:span text:style-name="_38_17">k</text:span><text:span text:style-name="_39_02"> </text:span><text:span text:style-name="_32_293">T</text:span><text:span text:style-name="_36_01">w</text:span><text:span text:style-name="_31_141">a</text:span><text:span text:style-name="_32_641">i</text:span><text:span text:style-name="_38_77">n</text:span></text:p>
      <text:p text:style-name="P1"><text:span text:style-name="_36_25">T</text:span><text:span text:style-name="_31_753">h</text:span><text:span text:style-name="_32_497">e</text:span><text:span text:style-name="_33_"> </text:span><text:span text:style-name="_31_777">c</text:span><text:span text:style-name="_32_029">o</text:span><text:span text:style-name="_38_89">n</text:span><text:span text:style-name="_31_489">v</text:span><text:span text:style-name="_32_437">e</text:span><text:span text:style-name="_34_21">r</text:span><text:span text:style-name="_31_753">s</text:span><text:span text:style-name="_32_461">a</text:span><text:span text:style-name="_36_25">t</text:span><text:span text:style-name="_31_393">i</text:span><text:span text:style-name="_32_041">o</text:span><text:span text:style-name="_32_65">n</text:span><text:span text:style-name="_39_03"> </text:span><text:span text:style-name="_32_497">d</text:span><text:span text:style-name="_33_37">r</text:span><text:span text:style-name="_31_717">i</text:span><text:span text:style-name="_32_077">f</text:span><text:span text:style-name="_36_37">t</text:span><text:span text:style-name="_31_321">e</text:span><text:span text:style-name="_32_581">d</text:span><text:span text:style-name="_33_"> </text:span><text:span text:style-name="_31_129">s</text:span><text:span text:style-name="_32_473">m</text:span><text:span text:style-name="_36_97">o</text:span><text:span text:style-name="_31_309">o</text:span><text:span text:style-name="_32_257">t</text:span><text:span text:style-name="_34_21">h</text:span><text:span text:style-name="_31_381">l</text:span><text:span text:style-name="_32_497">y</text:span><text:span text:style-name="_33_"> </text:span><text:span text:style-name="_31_573">a</text:span><text:span text:style-name="_32_113">n</text:span><text:span text:style-name="_38_77">d</text:span><text:span text:style-name="_39_03"> </text:span><text:span text:style-name="_32_677">p</text:span><text:span text:style-name="_32_65">l</text:span><text:span text:style-name="_31_525">e</text:span><text:span text:style-name="_32_029">a</text:span><text:span text:style-name="_36_25">s</text:span><text:span text:style-name="_31_177">a</text:span><text:span text:style-name="_32_497">n</text:span><text:span text:style-name="_36_01">t</text:span><text:span text:style-name="_31_501">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19:15.48</meta:creation-date>
    <dc:title>Haathi</dc:title>
    <meta:editing-duration>PT15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3" meta:word-count="15" meta:character-count="98"/>
    <dc:date>2016-02-23T10:19:30.61</dc:date>
    <meta:template xlink:type="simple" xlink:actuate="onRequest" xlink:title="Haathi" xlink:href="file:///C:/Users/kwa/AppData/Roaming/OpenOffice/4/user/template/Haathi.ott" meta:date="2016-02-23T10:19:15.07"/>
  </office:meta>
</office:document-meta>
</file>